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DriverDelegate.selectPausedTriggerGroup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Calendar( Connection conn , String calend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Group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CronTrigger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calendarExists( Connection conn , String calend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JobDetail( Connection conn , JobDetail 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DriverDelegate.updateTriggerState( Connection conn , String triggerName , String groupName ,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FromOtherStatesBeforeTime( Connection conn , String newState , String oldState1 , String oldState2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( Connection conn , Trigger trigger , String state , JobDetail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QuartzDriverDelegate( ServiceManager manager , Context context , DriverDelegat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DriverDelegate.isTriggerGroupPaused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JobListeners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BlobTrigger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In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NumTriggersForJob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SchedulerState( Connection arg0 , String arg1 , lo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MisfiredTriggersInState( Connection conn , String state , long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removeTransientData( JobDetail jo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rtzDriverDelegate.selectJobGroup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VolatileFiredTrigge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FiredTriggers( Connection conn , String 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CronTrigger( Connection conn , Cron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JobForTrigger( Connection conn , String triggerName , String groupName , ClassLoadHelper load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SchedulerState( Connection conn , String instanceId , long checkInTime , long interval , String recov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FiredTrigger( Connection conn , Trigger trigger , String state , JobDetail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sExistingTrigger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Calendar( Connection conn , String calend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Trigger( Connection conn , Trigger trigger , String state , JobDetail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calendarIsReferenced( Connection conn , String calend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MisfiredTriggers( Connection conn , long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Calenda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FromOtherState( Connection conn , String triggerName , String groupName , String newState , String ol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sForJob( Connection conn , String jobName , String groupName ,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Listeners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SchedulerState( Connection conn , String 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ForFireTime( Connection conn , long fir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TriggerListeners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MisfiredTriggersInGroupInState( Connection conn , String groupName , String state , long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TriggerListener( Connection conn , Trigger trigger , String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SimpleTrigger( Connection conn , Simple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PausedTrigger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JobDetail( Connection conn , JobDetail 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DriverDelegate.insertPausedTrigger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FiredTrigger( Connection conn , String entr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tate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JobListener( Connection conn , JobDetail job , String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JobListeners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VolatileJob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NumJob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VolatileTrigge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CronTrigger( Connection conn , Cron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JobData( Connection conn , JobDetail 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DriverDelegate.selectFiredTriggerRecordsByJob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SchedulerStateRecords( Connection conn , String 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StatefulJobsOfTrigger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sJobStateful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JobDataMap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GroupStateFromOtherState( Connection conn , String groupName , String newState , String ol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SimpleTrigger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Calendar( Connection conn , String calendarName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tatus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triggerExists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BlobTrigger( Connection conn ,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FiredTrigge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InstancesFiredTriggerRecords( Connection conn , String instan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ForRecoveringJob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AllPausedTriggerGroup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SimpleTrigger( Connection conn , Simple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sFromOtherStates( Connection conn , String newState , String oldState1 , String oldSt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GroupStateFromOtherStates( Connection conn , String groupName , String newState , String oldState1 , String oldState2 , String oldState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ForJob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InState( Connection conn ,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JobExecutionCount( Connection conn , String jobName , String job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NextFireTime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sForJobFromOtherState( Connection conn , String jobName , String groupName , String state , String ol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FromOtherStates( Connection conn , String triggerName , String groupName , String newState , String oldState1 , String oldState2 , String oldState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JobsIn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Trigger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JobDetail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ForCalendar( Connection conn , String 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NamesForJob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BlobTrigger( Connection conn ,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jobExists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NumCalenda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FiredTriggerRecords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NumTrigge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JobDetail( Connection conn , String jobName , String groupName , ClassLoadHelper loadHel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artzDriverDelegate.insertCalendar( Connection conn , String calendarName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